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B000000E7CBD5596796B67237.png" manifest:media-type="image/png"/>
  <manifest:file-entry manifest:full-path="Pictures/10003E2400003B10000017D7304E57FF18626BDE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T Sans" fo:font-size="14pt" fo:font-weight="bold" officeooo:rsid="001df64f" officeooo:paragraph-rsid="001df64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PT Sans" fo:font-size="16pt" fo:font-weight="bold" officeooo:rsid="001df64f" officeooo:paragraph-rsid="001df6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PT Sans" fo:font-size="12pt" fo:font-weight="normal" officeooo:rsid="001df64f" officeooo:paragraph-rsid="001df64f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PT Sans" officeooo:paragraph-rsid="002497b5"/>
    </style:style>
    <style:style style:name="P5" style:family="paragraph" style:parent-style-name="Standard">
      <style:text-properties style:font-name="PT Sans" officeooo:rsid="00292f47" officeooo:paragraph-rsid="00292f47"/>
    </style:style>
    <style:style style:name="P6" style:family="paragraph" style:parent-style-name="Standard">
      <style:text-properties style:font-name="PT Sans" officeooo:rsid="00292f47" officeooo:paragraph-rsid="002497b5"/>
    </style:style>
    <style:style style:name="T1" style:family="text">
      <style:text-properties officeooo:rsid="00264a3f"/>
    </style:style>
    <style:style style:name="T2" style:family="text">
      <style:text-properties officeooo:rsid="002bad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орихин Марк Петрович ФИТ-3 (Заочка)</text:p>
      <text:p text:style-name="P1"/>
      <text:p text:style-name="P1"/>
      <text:p text:style-name="P2">Лабораторная работа №<text:span text:style-name="T2">4</text:span></text:p>
      <text:p text:style-name="P4"/>
      <text:p text:style-name="P6"><draw:frame draw:style-name="fr1" draw:name="Image1" text:anchor-type="paragraph" svg:width="15.12cm" svg:height="6.103cm" draw:z-index="0"><draw:image xlink:href="Pictures/10003E2400003B10000017D7304E57FF18626BDE.svg" xlink:type="simple" xlink:show="embed" xlink:actuate="onLoad" loext:mime-type="image/svg+xml"/><draw:image xlink:href="Pictures/100002010000023B000000E7CBD5596796B672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26:49.614049065</meta:creation-date>
    <dc:date>2018-02-10T21:30:25.939245345</dc:date>
    <meta:editing-duration>PT34M59S</meta:editing-duration>
    <meta:editing-cycles>9</meta:editing-cycles>
    <meta:generator>LibreOffice/5.4.4.2$Linux_X86_64 LibreOffice_project/40m0$Build-2</meta:generator>
    <meta:document-statistic meta:table-count="0" meta:image-count="1" meta:object-count="0" meta:page-count="1" meta:paragraph-count="2" meta:word-count="8" meta:character-count="58" meta:non-whitespace-character-count="52"/>
  </office:meta>
</office:document-meta>
</file>